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edClassNormalizer.setStrickCheck( boolean strickChe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dClassNormalizer.addSubstitution( Class match , Class substit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try.ListEntry( Class match , Class substit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edClassNormalizer.normalize( Class clazz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istedClassNormalizer.addSubstitution( Class substit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dClassNormalizer.isStrick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